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style>
    <style:style style:name="P2" style:parent-style-name="Normale" style:family="paragraph">
      <style:text-properties style:text-underline-type="single" style:text-underline-style="solid" style:text-underline-width="auto" style:text-underline-mode="continuous"/>
    </style:style>
    <style:style style:name="P3" style:parent-style-name="Paragrafoelenco" style:list-style-name="LFO1" style:family="paragraph"/>
    <style:style style:name="P4" style:parent-style-name="Paragrafoelenco" style:list-style-name="LFO1" style:family="paragraph"/>
    <style:style style:name="T5" style:parent-style-name="Car.predefinitoparagrafo" style:family="text">
      <style:text-properties fo:language="en" fo:country="GB"/>
    </style:style>
    <style:style style:name="T6" style:parent-style-name="vlist-s" style:family="text">
      <style:text-properties fo:language="en" fo:country="GB"/>
    </style:style>
    <style:style style:name="T7" style:parent-style-name="mord" style:family="text">
      <style:text-properties fo:language="en" fo:country="GB"/>
    </style:style>
    <style:style style:name="P8" style:parent-style-name="Paragrafoelenco" style:list-style-name="LFO1" style:family="paragraph"/>
    <style:style style:name="T9" style:parent-style-name="Car.predefinitoparagrafo" style:family="text">
      <style:text-properties fo:language="en" fo:country="GB"/>
    </style:style>
    <style:style style:name="P10" style:parent-style-name="Paragrafoelenco" style:list-style-name="LFO1" style:family="paragraph"/>
    <style:style style:name="T11" style:parent-style-name="Car.predefinitoparagrafo" style:family="text">
      <style:text-properties fo:language="en" fo:country="GB"/>
    </style:style>
    <style:style style:name="P12" style:parent-style-name="Paragrafoelenco" style:list-style-name="LFO1" style:family="paragraph"/>
    <style:style style:name="T13" style:parent-style-name="Car.predefinitoparagrafo" style:family="text">
      <style:text-properties fo:language="en" fo:country="GB"/>
    </style:style>
    <style:style style:name="T14" style:parent-style-name="Car.predefinitoparagrafo" style:family="text">
      <style:text-properties style:text-underline-type="single" style:text-underline-style="solid" style:text-underline-width="auto" style:text-underline-mode="continuous" fo:language="en" fo:country="GB"/>
    </style:style>
    <style:style style:name="T15" style:parent-style-name="Car.predefinitoparagrafo" style:family="text">
      <style:text-properties fo:language="en" fo:country="GB"/>
    </style:style>
    <style:style style:name="T16" style:parent-style-name="Collegamentoipertestuale" style:family="text">
      <style:text-properties fo:language="en" fo:country="GB"/>
    </style:style>
    <style:style style:name="T17" style:parent-style-name="Collegamentoipertestuale" style:family="text">
      <style:text-properties fo:language="en" fo:country="GB"/>
    </style:style>
    <style:style style:name="T18" style:parent-style-name="Collegamentoipertestuale" style:family="text">
      <style:text-properties fo:language="en" fo:country="GB"/>
    </style:style>
    <style:style style:name="T19" style:parent-style-name="Collegamentoipertestuale" style:family="text">
      <style:text-properties fo:language="en" fo:country="GB"/>
    </style:style>
    <style:style style:name="T20" style:parent-style-name="Collegamentoipertestuale" style:family="text">
      <style:text-properties fo:language="en" fo:country="GB"/>
    </style:style>
    <style:style style:name="P21" style:parent-style-name="Paragrafoelenco" style:list-style-name="LFO2" style:family="paragraph"/>
    <style:style style:name="T22" style:parent-style-name="Car.predefinitoparagrafo" style:family="text">
      <style:text-properties fo:language="en" fo:country="GB"/>
    </style:style>
    <style:style style:name="P23" style:parent-style-name="Paragrafoelenco" style:list-style-name="LFO2" style:family="paragraph"/>
    <style:style style:name="P24" style:parent-style-name="Paragrafoelenco" style:list-style-name="LFO2" style:family="paragraph"/>
    <style:style style:name="P25" style:parent-style-name="Paragrafoelenco" style:list-style-name="LFO2" style:family="paragraph"/>
    <style:style style:name="P26" style:parent-style-name="Paragrafoelenco" style:list-style-name="LFO2" style:family="paragraph"/>
    <style:style style:name="P27" style:parent-style-name="Paragrafoelenco" style:list-style-name="LFO2" style:family="paragraph"/>
    <style:style style:name="T28" style:parent-style-name="Car.predefinitoparagrafo" style:family="text">
      <style:text-properties style:text-underline-type="single" style:text-underline-style="solid" style:text-underline-width="auto" style:text-underline-mode="continuous"/>
    </style:style>
    <style:style style:name="P29" style:parent-style-name="Normale" style:family="paragraph">
      <style:text-properties fo:language="en" fo:country="GB"/>
    </style:style>
    <style:style style:name="P30" style:parent-style-name="Normale" style:family="paragraph">
      <style:text-properties fo:language="en" fo:country="GB"/>
    </style:style>
    <style:style style:name="P31" style:parent-style-name="Normale" style:family="paragraph">
      <style:text-properties fo:language="en" fo:country="GB"/>
    </style:style>
    <style:style style:name="P32" style:parent-style-name="Normale" style:family="paragraph">
      <style:text-properties fo:language="en" fo:country="GB"/>
    </style:style>
    <style:style style:name="P33" style:parent-style-name="Normale" style:family="paragraph">
      <style:text-properties fo:language="en" fo:country="GB"/>
    </style:style>
    <style:style style:name="P34" style:parent-style-name="Normale" style:family="paragraph">
      <style:text-properties fo:language="en" fo:country="GB"/>
    </style:style>
    <style:style style:name="P35" style:parent-style-name="Normale" style:family="paragraph">
      <style:text-properties style:text-underline-type="single" style:text-underline-style="solid" style:text-underline-width="auto" style:text-underline-mode="continuous" fo:language="en" fo:country="GB"/>
    </style:style>
    <style:style style:name="P36" style:parent-style-name="Normale" style:family="paragraph">
      <style:text-properties fo:language="en" fo:country="GB"/>
    </style:style>
    <style:style style:name="P37" style:parent-style-name="Normale" style:family="paragraph">
      <style:text-properties fo:language="en" fo:country="GB"/>
    </style:style>
    <style:style style:name="P38" style:parent-style-name="Normale" style:family="paragraph">
      <style:text-properties fo:language="en" fo:country="GB"/>
    </style:style>
    <style:style style:name="P39" style:parent-style-name="Normale" style:family="paragraph">
      <style:text-properties fo:language="en" fo:country="GB"/>
    </style:style>
    <style:style style:name="P40" style:parent-style-name="Normale" style:family="paragraph">
      <style:text-properties fo:language="en" fo:country="GB"/>
    </style:style>
    <style:style style:name="P41" style:parent-style-name="Normale" style:family="paragraph">
      <style:text-properties fo:color="#FF0000" fo:language="en" fo:country="GB"/>
    </style:style>
    <style:style style:name="P42" style:parent-style-name="Normale" style:family="paragraph">
      <style:paragraph-properties fo:margin-left="0.25in">
        <style:tab-stops/>
      </style:paragraph-properties>
      <style:text-properties fo:color="#FF0000" fo:language="en" fo:country="GB"/>
    </style:style>
    <style:style style:name="P43" style:parent-style-name="Paragrafoelenco" style:list-style-name="LFO3" style:family="paragraph">
      <style:text-properties fo:language="en" fo:country="GB"/>
    </style:style>
    <style:style style:name="P44" style:parent-style-name="Paragrafoelenco" style:list-style-name="LFO3" style:family="paragraph">
      <style:text-properties fo:language="en" fo:country="GB"/>
    </style:style>
    <style:style style:name="P45" style:parent-style-name="Paragrafoelenco" style:list-style-name="LFO3" style:family="paragraph">
      <style:text-properties fo:language="en" fo:country="GB"/>
    </style:style>
    <style:style style:name="P46" style:parent-style-name="Paragrafoelenco" style:list-style-name="LFO3" style:family="paragraph">
      <style:text-properties fo:language="en" fo:country="GB"/>
    </style:style>
    <style:style style:name="P47" style:parent-style-name="Paragrafoelenco" style:list-style-name="LFO3" style:family="paragraph">
      <style:text-properties fo:language="en" fo:country="GB"/>
    </style:style>
    <style:style style:name="P48" style:parent-style-name="Normale" style:family="paragraph">
      <style:paragraph-properties fo:margin-left="0.25in">
        <style:tab-stops/>
      </style:paragraph-properties>
      <style:text-properties fo:color="#FF0000" fo:language="en" fo:country="GB"/>
    </style:style>
    <style:style style:name="P49" style:parent-style-name="Paragrafoelenco" style:list-style-name="LFO3" style:family="paragraph">
      <style:text-properties fo:language="en" fo:country="GB"/>
    </style:style>
    <style:style style:name="P50" style:parent-style-name="Paragrafoelenco" style:list-style-name="LFO3" style:family="paragraph">
      <style:text-properties fo:language="en" fo:country="GB"/>
    </style:style>
    <style:style style:name="P51" style:parent-style-name="Paragrafoelenco" style:list-style-name="LFO3" style:family="paragraph"/>
    <style:style style:name="T52" style:parent-style-name="Car.predefinitoparagrafo" style:family="text">
      <style:text-properties fo:language="en" fo:country="GB"/>
    </style:style>
    <style:style style:name="P53" style:parent-style-name="Paragrafoelenco" style:list-style-name="LFO3" style:family="paragraph">
      <style:text-properties fo:language="en" fo:country="GB"/>
    </style:style>
    <style:style style:name="P54" style:parent-style-name="Normale" style:family="paragraph">
      <style:text-properties fo:language="en" fo:country="GB"/>
    </style:style>
    <style:style style:name="P55" style:parent-style-name="Normale" style:family="paragraph">
      <style:text-properties fo:language="en" fo:country="GB"/>
    </style:style>
    <style:style style:name="P56" style:parent-style-name="Normale" style:family="paragraph">
      <style:text-properties fo:language="en" fo:country="GB"/>
    </style:style>
    <style:style style:name="P57" style:parent-style-name="Normale" style:family="paragraph">
      <style:text-properties fo:language="en" fo:country="GB"/>
    </style:style>
    <style:style style:name="P58" style:parent-style-name="Normale" style:family="paragraph">
      <style:text-properties fo:language="en" fo:country="GB"/>
    </style:style>
    <style:style style:name="P59" style:parent-style-name="Normale" style:family="paragraph">
      <style:text-properties fo:language="en" fo:country="GB"/>
    </style:style>
    <style:style style:name="P60" style:parent-style-name="Normale" style:family="paragraph">
      <style:text-properties fo:language="en" fo:country="GB"/>
    </style:style>
    <style:style style:name="P61" style:parent-style-name="Normale" style:family="paragraph">
      <style:text-properties style:text-underline-type="single" style:text-underline-style="solid" style:text-underline-width="auto" style:text-underline-mode="continuous" fo:language="en" fo:country="GB"/>
    </style:style>
  </office:automatic-styles>
  <office:body>
    <office:text text:use-soft-page-breaks="true">
      <text:p text:style-name="P1">SAD PROJECT</text:p>
      <text:p text:style-name="P2">Spacecraft</text:p>
      <text:list text:style-name="LFO1" text:continue-numbering="true">
        <text:list-item>
          <text:p text:style-name="P3">6U cubesat HYPSO-1</text:p>
        </text:list-item>
        <text:list-item>
          <text:p text:style-name="P4"><text:span text:style-name="T5">Inertia matrix (generated from ChatGPT): J = diag([</text:span><text:span text:style-name="T6">​</text:span><text:span text:style-name="T7">0.0823, 0.0633, 0.0317)] kg/m^2</text:span></text:p>
        </text:list-item>
        <text:list-item>
          <text:p text:style-name="P8"><text:span text:style-name="T9">Dimensions (lx, ly, lz) : 10 cm x 20 cm x30 cm</text:span></text:p>
        </text:list-item>
        <text:list-item>
          <text:p text:style-name="P10"><text:span text:style-name="T11">Mass: 7.6 kg</text:span></text:p>
        </text:list-item>
        <text:list-item>
          <text:p text:style-name="P12"><text:span text:style-name="T13">NORAD catalogue number:<text:s/></text:span>51053</text:p>
        </text:list-item>
      </text:list>
      <text:p text:style-name="Paragrafoelenco"/>
      <text:p text:style-name="Normale"><text:span text:style-name="T14">Orbit</text:span><text:span text:style-name="T15"><text:s/></text:span><text:a xlink:href="https://celestrak.org/NORAD/elements/table.php?INTDES=2022-002&amp;SHOW-OPS" office:target-frame-name="_top" xlink:show="replace"><text:span text:style-name="T16">https://celestrak.org/NORAD/elements/table.php?INTDE</text:span><text:bookmark-start text:name="_Hlt184163794"/><text:bookmark-start text:name="_Hlt184163795"/><text:span text:style-name="T17">S</text:span><text:bookmark-end text:name="_Hlt184163794"/><text:bookmark-end text:name="_Hlt184163795"/><text:span text:style-name="T18">=202</text:span><text:bookmark-start text:name="_Hlt184163863"/><text:bookmark-start text:name="_Hlt184163864"/><text:span text:style-name="T19">2</text:span><text:bookmark-end text:name="_Hlt184163863"/><text:bookmark-end text:name="_Hlt184163864"/><text:span text:style-name="T20">-002&amp;SHOW-OPS</text:span></text:a></text:p>
      <text:list text:style-name="LFO2" text:continue-numbering="true">
        <text:list-item>
          <text:p text:style-name="P21"><text:span text:style-name="T22">Period T =<text:s/></text:span>93.91 min</text:p>
        </text:list-item>
        <text:list-item>
          <text:p text:style-name="P23">Inclination i = 97.36 deg</text:p>
        </text:list-item>
        <text:list-item>
          <text:p text:style-name="P24">Semi-major axis a = 6844 km</text:p>
        </text:list-item>
        <text:list-item>
          <text:p text:style-name="P25">Perigee rp = Re + 469.3 km = 6840.3 km</text:p>
        </text:list-item>
        <text:list-item>
          <text:p text:style-name="P26">Apogee ra = Re + 476.9 km = 6847.9 km</text:p>
        </text:list-item>
        <text:list-item>
          <text:p text:style-name="P27">Eccentricity e = 0.0005568</text:p>
        </text:list-item>
      </text:list>
      <text:p text:style-name="Normale"/>
      <text:p text:style-name="Normale"><text:span text:style-name="T28">Pointing<text:s/></text:span>-&gt; EARTH POINTING</text:p>
      <text:p text:style-name="P29">Earth pointing adapts well to our kind of orbit but if we want to do this kind of pointing it will be smart to have horizon sensor (we don’t have it). We can justify the use of gyro bc with only horizon sensor we cannot detumble in eclipse only with that.</text:p>
      <text:p text:style-name="P30">In this way we have to use only sun sensor + gyro? We can justify magnetometer presence bc we can use b_dot law for detumbling (search it!).</text:p>
      <text:p text:style-name="P31">We could also do sun pointing.</text:p>
      <text:p text:style-name="P32">Another option is inertial pointing.</text:p>
      <text:p text:style-name="P33">The pointing will be inside REQUIRED ATTITUDE.</text:p>
      <text:p text:style-name="P34"/>
      <text:p text:style-name="P35">Attitude determination</text:p>
      <text:p text:style-name="P36">Implement algebraic method, then try to implement statiscal methods and compare them.<text:s/></text:p>
      <text:p text:style-name="P37">Also for attitude determination we have to decide if we want to use SUN SENSOR + GYRO only or SUN SENSOR + GYRO + MAGNETOMETER (when in eclipse gyro + magnetometer, when in the Sun no gyro). These are only ideas. If we have time we can also compare these two options and choose the better one.</text:p>
      <text:p text:style-name="P38"/>
      <text:p text:style-name="P39"/>
      <text:p text:style-name="P40"/>
      <text:soft-page-break/>
      <text:p text:style-name="P41">FOR NEXT THURSDAY</text:p>
      <text:p text:style-name="P42">PRIORITY</text:p>
      <text:list text:style-name="LFO3" text:continue-numbering="true">
        <text:list-item>
          <text:p text:style-name="P43">CMG model (actuator) implementation</text:p>
        </text:list-item>
        <text:list-item>
          <text:p text:style-name="P44">Air drag model</text:p>
        </text:list-item>
        <text:list-item>
          <text:p text:style-name="P45">b_dot</text:p>
        </text:list-item>
        <text:list-item>
          <text:p text:style-name="P46">PID</text:p>
        </text:list-item>
        <text:list-item>
          <text:p text:style-name="P47">Optimal observer</text:p>
        </text:list-item>
      </text:list>
      <text:p text:style-name="P48">NON-PRIORITY</text:p>
      <text:list text:style-name="LFO3" text:continue-numbering="true">
        <text:list-item>
          <text:p text:style-name="P49">Migrating the model into<text:s/>CUBESAT<text:s/></text:p>
        </text:list-item>
        <text:list-item>
          <text:p text:style-name="P50">Improve the plots</text:p>
        </text:list-item>
        <text:list-item>
          <text:p text:style-name="P51"><text:span text:style-name="T52">Compare perturbances</text:span></text:p>
        </text:list-item>
        <text:list-item>
          <text:p text:style-name="P53">Magnetometer disturbances on every component separatedly</text:p>
        </text:list-item>
      </text:list>
      <text:p text:style-name="P54"/>
      <text:p text:style-name="P55">DETUMBLING -&gt; b_dot control law or w_dumping</text:p>
      <text:p text:style-name="P56">SLEW MANEUVER -&gt; One of Lyapunov pre-made V (with quaternions)</text:p>
      <text:p text:style-name="P57">POINTING -&gt; implement both PID and optimal observer</text:p>
      <text:p text:style-name="P58"/>
      <text:p text:style-name="P59"/>
      <text:p text:style-name="P60"/>
      <text:p text:style-name="P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style:style style:name="vlist-s" style:display-name="vlist-s" style:family="text" style:parent-style-name="Car.predefinitoparagrafo"/>
    <style:style style:name="mord" style:display-name="mord" style:family="text" style:parent-style-name="Car.predefinitoparagrafo"/>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eonora Domenichelli</meta:initial-creator>
    <dc:creator>Eleonora Domenichelli</dc:creator>
    <meta:creation-date>2024-12-03T17:48:00Z</meta:creation-date>
    <dc:date>2024-12-12T15:56:00Z</dc:date>
    <meta:template xlink:href="Normal.dotm" xlink:type="simple"/>
    <meta:editing-cycles>13</meta:editing-cycles>
    <meta:editing-duration>PT25440S</meta:editing-duration>
    <meta:document-statistic meta:page-count="2" meta:paragraph-count="3" meta:word-count="287" meta:character-count="1922" meta:row-count="13" meta:non-whitespace-character-count="1638"/>
  </office:meta>
</office:document-meta>
</file>